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Controller.addTestElement( TestElement chi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troller.fireIteration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Controller.getCurrent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Controller.addElement( TestElemen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getSubControl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res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icController.currentReturnedNull( Controlle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Controller.nextIsASampler( Sampler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troller.removeCur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next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troller.i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fireIterEv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ontroller.getIt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incremen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addIterationListener( LoopIterationListener 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nextIsAController( Controller control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Controller.re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ontroller.setFirs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Generic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Controller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enericController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incrementIt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setCurrentElement( TestElement curren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Controller.setDone( boolean d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roller.resetIt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